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Biolinum O" fo:font-size="14pt" officeooo:rsid="0011187e" officeooo:paragraph-rsid="0011187e" style:font-size-asian="14pt" style:font-size-complex="14pt"/>
    </style:style>
    <style:style style:name="P2" style:family="paragraph" style:parent-style-name="Standard">
      <style:text-properties style:font-name="Linux Biolinum O" fo:font-size="14pt" officeooo:rsid="0011187e" officeooo:paragraph-rsid="0011187e" style:font-size-asian="14pt" style:font-size-complex="14pt"/>
    </style:style>
    <style:style style:name="P3" style:family="paragraph" style:parent-style-name="Standard">
      <style:text-properties style:font-name="Linux Biolinum O" fo:font-size="14pt" officeooo:rsid="0011fec0" officeooo:paragraph-rsid="0011fec0"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o Formal:</text:p>
      <text:p text:style-name="P1">========= ======</text:p>
      <text:p text:style-name="P1">Por la presente se informa la realizacion de un nuevo software requerido por el dueño de una cadena de cines, el mismo requiere que el software de estadisticas sobre las ganancias que posee su cine.</text:p>
      <text:p text:style-name="P1">El cine posee una cantidad de salas no determinadas, las salas poseen una cantidad de butacas. Las peliculas son proyectadas en las salas independientemente de si alguna sala proyecte la misma pelicula.</text:p>
      <text:p text:style-name="P1">El cliente requiere saber la ganancia que posee por cada pelicula, la ganancia que lleva a el cine completo y cantidad de veces proyectada cada pelicula</text:p>
      <text:p text:style-name="P1">El cine solo vendera entradas hasta que empieze la pelicula luego la informacion de cant de entradas por sala y pelicula se guardara y para la proxima venta se vuelve a guardar informacion.</text:p>
      <text:p text:style-name="P1">El sistema debe contemplar la necesidad de aumentar la cantidad de salas o reducirlas si es necesario.</text:p>
      <text:p text:style-name="P1"/>
      <text:p text:style-name="P1"/>
      <text:p text:style-name="P1">==========================================================================================================================================</text:p>
      <text:p text:style-name="P1">Requerimientos para el software:</text:p>
      <text:p text:style-name="P1">============== ==== == ========</text:p>
      <text:p text:style-name="P1"/>
      <text:p text:style-name="P1"/>
      <text:p text:style-name="P1">*La entrada almacena pelicula y valor de entrada</text:p>
      <text:p text:style-name="P1">*Se requiere la cantidad de salas que contiene el cine.</text:p>
      <text:p text:style-name="P1">*Se requiere la cantidad de butacas que contiene cada sala.</text:p>
      <text:p text:style-name="P1"/>
      <text:p text:style-name="P1">Lo que el sistema va a realizar es dar una estadistica sobre las ganancias que las peliculas y las salas le dan a su dueño para asi el mismo toma la decision de proyectar la pelicula mas taquillera de manera repetitiva o como asi descartar alguna pelicula que le provoque perdida de dinero.</text:p>
      <text:p text:style-name="P1"/>
      <text:p text:style-name="P1"/>
      <text:p text:style-name="P1"/>
      <text:p text:style-name="P1">Proceso de venta:</text:p>
      <text:p text:style-name="P1"/>
      <text:p text:style-name="P1">-Cliente quiere ver una pelicula</text:p>
      <text:p text:style-name="P1">-el cine debe revisar si hay disponibilidad de butacas</text:p>
      <text:p text:style-name="P1">-el cine debe consultar al cliente que butaca desea de la cantidad de butacas disponibles</text:p>
      <text:p text:style-name="P1">-cliente selecciona butaca</text:p>
      <text:p text:style-name="P1">-el cine informa de valor de la entrada</text:p>
      <text:p text:style-name="P1">-cliente paga la entrada</text:p>
      <text:p text:style-name="P1">-el cine almacena la venta con la pelicula vendida y su valor.(entrada)</text:p>
      <text:p text:style-name="P1"><text:soft-page-break/></text:p>
      <text:p text:style-name="P1">Proceso de resultados:</text:p>
      <text:p text:style-name="P1"/>
      <text:p text:style-name="P1">-El dueño al recibir la informacion sobre las ganancias debera analizar la cantidad de veces proyectadas cada pelicula y a su vez analizar la ganancia que posee la misma.</text:p>
      <text:p text:style-name="P1">-El dueño debera tomar la decision de aumentar la proyeccion de peliculas en cada sala, tambien puede aumentar la cantidad de salas o reducirlas.</text:p>
      <text:p text:style-name="P1"/>
      <text:p text:style-name="P3"/>
      <text:p text:style-name="P3"/>
      <text:p text:style-name="P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19:33.096816859</meta:creation-date>
    <dc:date>2017-10-14T15:40:47.062132243</dc:date>
    <meta:editing-duration>PT28M40S</meta:editing-duration>
    <meta:editing-cycles>3</meta:editing-cycles>
    <meta:generator>LibreOffice/5.2.7.2$Linux_X86_64 LibreOffice_project/20m0$Build-2</meta:generator>
    <meta:document-statistic meta:table-count="0" meta:image-count="0" meta:object-count="0" meta:page-count="2" meta:paragraph-count="25" meta:word-count="352" meta:character-count="2218" meta:non-whitespace-character-count="1891"/>
  </office:meta>
</office:document-meta>
</file>